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454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322in"/>
    </style:style>
    <style:style style:name="co7" style:family="table-column">
      <style:table-column-properties fo:break-before="auto" style:column-width="0.4728in"/>
    </style:style>
    <style:style style:name="co8" style:family="table-column">
      <style:table-column-properties fo:break-before="auto" style:column-width="0.3654in"/>
    </style:style>
    <style:style style:name="co9" style:family="table-column">
      <style:table-column-properties fo:break-before="auto" style:column-width="0.2575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0.3547in"/>
    </style:style>
    <style:style style:name="co12" style:family="table-column">
      <style:table-column-properties fo:break-before="auto" style:column-width="0.6917in"/>
    </style:style>
    <style:style style:name="co13" style:family="table-column">
      <style:table-column-properties fo:break-before="auto" style:column-width="0.2791in"/>
    </style:style>
    <style:style style:name="co14" style:family="table-column">
      <style:table-column-properties fo:break-before="auto" style:column-width="0.2902in"/>
    </style:style>
    <style:style style:name="co15" style:family="table-column">
      <style:table-column-properties fo:break-before="auto" style:column-width="0.3437in"/>
    </style:style>
    <style:style style:name="co16" style:family="table-column">
      <style:table-column-properties fo:break-before="auto" style:column-width="0.5839in"/>
    </style:style>
    <style:style style:name="co17" style:family="table-column">
      <style:table-column-properties fo:break-before="auto" style:column-width="0.9717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2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2" table:default-cell-style-name="ce2"/>
        <table:table-column table:style-name="co10" table:number-columns-repeated="2" table:default-cell-style-name="ce5"/>
        <table:table-column table:style-name="co4" table:default-cell-style-name="ce5"/>
        <table:table-column table:style-name="co6" table:default-cell-style-name="ce2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12" table:number-columns-repeated="2" table:default-cell-style-name="ce2"/>
        <table:table-column table:style-name="co14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" table:default-cell-style-name="ce2"/>
        <table:table-column table:style-name="co6" table:default-cell-style-name="ce2"/>
        <table:table-column table:style-name="co12" table:default-cell-style-name="ce2"/>
        <table:table-column table:style-name="co15" table:default-cell-style-name="ce2"/>
        <table:table-column table:style-name="co5" table:default-cell-style-name="ce2"/>
        <table:table-column table:style-name="co6" table:default-cell-style-name="ce2"/>
        <table:table-column table:style-name="co12" table:number-columns-repeated="2" table:default-cell-style-name="ce2"/>
        <table:table-column table:style-name="co14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981" table:default-cell-style-name="ce2"/>
        <table:table-row table:style-name="ro1">
          <table:table-cell table:style-name="ce1"/>
          <table:table-cell table:style-name="ce3" office:value-type="string" table:number-columns-spanned="2" table:number-rows-spanned="1">
            <text:p>BASE</text:p>
          </table:table-cell>
          <table:covered-table-cell table:style-name="ce4"/>
          <table:table-cell table:style-name="ce3" office:value-type="string" table:number-columns-spanned="2" table:number-rows-spanned="1">
            <text:p>TARGET</text:p>
          </table:table-cell>
          <table:covered-table-cell table:style-name="ce4"/>
          <table:table-cell table:style-name="ce3" office:value-type="string" table:number-columns-spanned="3" table:number-rows-spanned="1">
            <text:p>Target Azimuth</text:p>
          </table:table-cell>
          <table:covered-table-cell table:style-name="ce1"/>
          <table:covered-table-cell table:style-name="ce1"/>
          <table:table-cell table:style-name="ce3" office:value-type="string" table:number-columns-spanned="4" table:number-rows-spanned="1">
            <text:p>Target Elevation</text:p>
          </table:table-cell>
          <table:covered-table-cell table:style-name="ce1"/>
          <table:covered-table-cell table:style-name="ce1"/>
          <table:covered-table-cell table:style-name="ce1"/>
          <table:table-cell table:style-name="ce6" office:value-type="string" table:number-columns-spanned="3" table:number-rows-spanned="1">
            <text:p>Target Distance (m)</text:p>
          </table:table-cell>
          <table:covered-table-cell table:style-name="ce4"/>
          <table:covered-table-cell table:style-name="ce4"/>
          <table:table-cell table:style-name="ce3" office:value-type="string" table:number-columns-spanned="4" table:number-rows-spanned="1">
            <text:p>Base Latitude</text:p>
          </table:table-cell>
          <table:covered-table-cell table:style-name="ce1"/>
          <table:covered-table-cell table:style-name="ce1"/>
          <table:covered-table-cell table:style-name="ce1"/>
          <table:table-cell table:style-name="ce3" office:value-type="string" table:number-columns-spanned="4" table:number-rows-spanned="1">
            <text:p>Base Longitude</text:p>
          </table:table-cell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Base</text:p>
          </table:table-cell>
          <table:table-cell table:style-name="ce3" office:value-type="string" table:number-columns-spanned="4" table:number-rows-spanned="1">
            <text:p>Base Azimuth</text:p>
          </table:table-cell>
          <table:covered-table-cell table:style-name="ce1"/>
          <table:covered-table-cell table:style-name="ce1"/>
          <table:covered-table-cell table:style-name="ce1"/>
          <table:table-cell table:style-name="ce3" office:value-type="string" table:number-columns-spanned="4" table:number-rows-spanned="1">
            <text:p>Target Latitude</text:p>
          </table:table-cell>
          <table:covered-table-cell table:style-name="ce1"/>
          <table:covered-table-cell table:style-name="ce1"/>
          <table:covered-table-cell table:style-name="ce1"/>
          <table:table-cell table:style-name="ce3" office:value-type="string" table:number-columns-spanned="4" table:number-rows-spanned="1">
            <text:p>Target Longitude</text:p>
          </table:table-cell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Target</text:p>
          </table:table-cell>
          <table:table-cell table:style-name="ce3" office:value-type="string" table:number-columns-spanned="4" table:number-rows-spanned="1">
            <text:p>Target Azimuth</text:p>
          </table:table-cell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H</text:p>
          </table:table-cell>
          <table:table-cell table:style-name="ce1" office:value-type="string">
            <text:p>Notes</text:p>
          </table:table-cell>
          <table:table-cell table:style-name="ce1" table:number-columns-repeated="981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eight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eight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sgn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4" office:value-type="string">
            <text:p>S</text:p>
          </table:table-cell>
          <table:table-cell table:style-name="ce4" office:value-type="string">
            <text:p>H</text:p>
          </table:table-cell>
          <table:table-cell table:style-name="ce4" office:value-type="string">
            <text:p>V</text:p>
          </table:table-cell>
          <table:table-cell table:style-name="ce1" office:value-type="string">
            <text:p>sgn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sgn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sgn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sgn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sgn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sgn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diff</text:p>
          </table:table-cell>
          <table:table-cell table:style-name="ce1" table:number-columns-repeated="98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60.442">
            <text:p>60.442</text:p>
          </table:table-cell>
          <table:table-cell table:number-columns-repeated="2" office:value-type="float" office:value="0">
            <text:p>0.000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83">
            <text:p>19.85183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12">
            <text:p>44.32312</text:p>
          </table:table-cell>
          <table:table-cell office:value-type="float" office:value="1394.664">
            <text:p>1394.664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float" office:value="-60.417">
            <text:p>-60.417</text:p>
          </table:table-cell>
          <table:table-cell table:number-columns-repeated="98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2" office:value-type="float" office:value="69.226">
            <text:p>69.226</text:p>
          </table:table-cell>
          <table:table-cell office:value-type="float" office:value="0.244">
            <text:p>0.244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75494">
            <text:p>17.75494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9153">
            <text:p>42.59153</text:p>
          </table:table-cell>
          <table:table-cell office:value-type="float" office:value="1396.649">
            <text:p>1396.649</text:p>
          </table:table-cell>
          <table:table-cell office:value-type="string">
            <text:p>+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17.57715">
            <text:p>17.57715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 office:value-type="float" office:value="69.226">
            <text:p>69.226</text:p>
          </table:table-cell>
          <table:table-cell office:value-type="float" office:value="0.256">
            <text:p>0.25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75494">
            <text:p>17.75494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9153">
            <text:p>42.59153</text:p>
          </table:table-cell>
          <table:table-cell office:value-type="float" office:value="1396.647">
            <text:p>1396.647</text:p>
          </table:table-cell>
          <table:table-cell office:value-type="string">
            <text:p>+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17.57715">
            <text:p>17.57715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1</text:p>
          </table:table-cell>
          <table:table-cell office:value-type="float" office:value="1.35">
            <text:p>1.350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 office:value-type="float" office:value="69.226">
            <text:p>69.226</text:p>
          </table:table-cell>
          <table:table-cell office:value-type="float" office:value="0.235">
            <text:p>0.23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75494">
            <text:p>17.75494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9153">
            <text:p>42.59153</text:p>
          </table:table-cell>
          <table:table-cell office:value-type="float" office:value="1396.647">
            <text:p>1396.647</text:p>
          </table:table-cell>
          <table:table-cell office:value-type="string">
            <text:p>+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17.57715">
            <text:p>17.57715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5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0.647">
            <text:p>70.647</text:p>
          </table:table-cell>
          <table:table-cell office:value-type="float" office:value="70.515">
            <text:p>70.515</text:p>
          </table:table-cell>
          <table:table-cell office:value-type="float" office:value="4.313">
            <text:p>4.313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13836">
            <text:p>18.13836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0458">
            <text:p>42.50458</text:p>
          </table:table-cell>
          <table:table-cell office:value-type="float" office:value="1400.613">
            <text:p>1400.613</text:p>
          </table:table-cell>
          <table:table-cell office:value-type="string">
            <text:p>+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4.57715">
            <text:p>4.57715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69.223">
            <text:p>69.223</text:p>
          </table:table-cell>
          <table:table-cell office:value-type="float" office:value="0.344">
            <text:p>0.344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755">
            <text:p>17.755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9167">
            <text:p>42.59167</text:p>
          </table:table-cell>
          <table:table-cell office:value-type="float" office:value="1396.644">
            <text:p>1396.644</text:p>
          </table:table-cell>
          <table:table-cell office:value-type="string">
            <text:p>+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13.57715">
            <text:p>13.57715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0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67.958">
            <text:p>67.958</text:p>
          </table:table-cell>
          <table:table-cell office:value-type="float" office:value="0.344">
            <text:p>0.344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89651">
            <text:p>17.89651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62241">
            <text:p>42.62241</text:p>
          </table:table-cell>
          <table:table-cell office:value-type="float" office:value="1396.642">
            <text:p>1396.642</text:p>
          </table:table-cell>
          <table:table-cell office:value-type="string">
            <text:p>+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33.57715">
            <text:p>33.57715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M4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70.177">
            <text:p>70.177</text:p>
          </table:table-cell>
          <table:table-cell office:value-type="float" office:value="0.351">
            <text:p>0.3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14189">
            <text:p>18.1418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1876">
            <text:p>42.51876</text:p>
          </table:table-cell>
          <table:table-cell office:value-type="float" office:value="1396.648">
            <text:p>1396.648</text:p>
          </table:table-cell>
          <table:table-cell office:value-type="string">
            <text:p>+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26.57715">
            <text:p>26.57715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1</text:p>
          </table:table-cell>
          <table:table-cell office:value-type="float" office:value="1.237">
            <text:p>1.237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60.433">
            <text:p>60.433</text:p>
          </table:table-cell>
          <table:table-cell office:value-type="float" office:value="60.411">
            <text:p>60.411</text:p>
          </table:table-cell>
          <table:table-cell office:value-type="float" office:value="-1.637">
            <text:p>-1.637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65">
            <text:p>19.85165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24">
            <text:p>44.32324</text:p>
          </table:table-cell>
          <table:table-cell office:value-type="float" office:value="1394.661">
            <text:p>1394.6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D2</text:p>
          </table:table-cell>
          <table:table-cell office:value-type="float" office:value="1.148">
            <text:p>1.148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13.86">
            <text:p>213.860</text:p>
          </table:table-cell>
          <table:table-cell office:value-type="float" office:value="213.793">
            <text:p>213.793</text:p>
          </table:table-cell>
          <table:table-cell office:value-type="float" office:value="-5.166">
            <text:p>-5.16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0.46132">
            <text:p>20.4613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0.45065">
            <text:p>30.45065</text:p>
          </table:table-cell>
          <table:table-cell office:value-type="float" office:value="1583.593">
            <text:p>1583.593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9.88096">
            <text:p>9.88096</text:p>
          </table:table-cell>
          <table:table-cell office:value-type="float" office:value="-0.005">
            <text:p>-0.005</text:p>
          </table:table-cell>
          <table:table-cell office:value-type="string">
            <text:p>cube reflector</text:p>
          </table:table-cell>
          <table:table-cell table:number-columns-repeated="98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D2</text:p>
          </table:table-cell>
          <table:table-cell office:value-type="float" office:value="1.148">
            <text:p>1.148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13.86">
            <text:p>213.860</text:p>
          </table:table-cell>
          <table:table-cell office:value-type="float" office:value="213.796">
            <text:p>213.796</text:p>
          </table:table-cell>
          <table:table-cell office:value-type="float" office:value="-5.163">
            <text:p>-5.163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0.46164">
            <text:p>20.46164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0.45055">
            <text:p>30.45055</text:p>
          </table:table-cell>
          <table:table-cell office:value-type="float" office:value="1583.593">
            <text:p>1583.593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float" office:value="59.88096">
            <text:p>59.88096</text:p>
          </table:table-cell>
          <table:table-cell office:value-type="float" office:value="-0.002">
            <text:p>-0.002</text:p>
          </table:table-cell>
          <table:table-cell office:value-type="string">
            <text:p>cube reflector</text:p>
          </table:table-cell>
          <table:table-cell table:number-columns-repeated="98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</text:p>
          </table:table-cell>
          <table:table-cell office:value-type="float" office:value="0">
            <text:p>0.000</text:p>
          </table:table-cell>
          <table:table-cell office:value-type="float" office:value="279">
            <text:p>279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4.741">
            <text:p>24.741</text:p>
          </table:table-cell>
          <table:table-cell office:value-type="float" office:value="24.735">
            <text:p>24.735</text:p>
          </table:table-cell>
          <table:table-cell office:value-type="float" office:value="0.479">
            <text:p>0.479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16884">
            <text:p>22.16884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40.17926">
            <text:p>40.17926</text:p>
          </table:table-cell>
          <table:table-cell office:value-type="float" office:value="1589.238">
            <text:p>1589.238</text:p>
          </table:table-cell>
          <table:table-cell office:value-type="string">
            <text:p>+</text:p>
          </table:table-cell>
          <table:table-cell office:value-type="float" office:value="279">
            <text:p>279</text:p>
          </table:table-cell>
          <table:table-cell office:value-type="float" office:value="13">
            <text:p>13</text:p>
          </table:table-cell>
          <table:table-cell office:value-type="float" office:value="5.88096">
            <text:p>5.88096</text:p>
          </table:table-cell>
          <table:table-cell office:value-type="float" office:value="-0.001">
            <text:p>-0.001</text:p>
          </table:table-cell>
          <table:table-cell table:number-columns-repeated="98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284">
            <text:p>284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24.411">
            <text:p>24.411</text:p>
          </table:table-cell>
          <table:table-cell office:value-type="float" office:value="24.405">
            <text:p>24.405</text:p>
          </table:table-cell>
          <table:table-cell office:value-type="float" office:value="0.381">
            <text:p>0.38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24308">
            <text:p>22.24308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40.14486">
            <text:p>40.14486</text:p>
          </table:table-cell>
          <table:table-cell office:value-type="float" office:value="1589.138">
            <text:p>1589.138</text:p>
          </table:table-cell>
          <table:table-cell office:value-type="string">
            <text:p>+</text:p>
          </table:table-cell>
          <table:table-cell office:value-type="float" office:value="284">
            <text:p>284</text:p>
          </table:table-cell>
          <table:table-cell office:value-type="float" office:value="50">
            <text:p>50</text:p>
          </table:table-cell>
          <table:table-cell office:value-type="float" office:value="35.88096">
            <text:p>35.88096</text:p>
          </table:table-cell>
          <table:table-cell office:value-type="float" office:value="-0.003">
            <text:p>-0.003</text:p>
          </table:table-cell>
          <table:table-cell office:value-type="string">
            <text:p>284 56?</text:p>
          </table:table-cell>
          <table:table-cell table:number-columns-repeated="98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3</text:p>
          </table:table-cell>
          <table:table-cell office:value-type="float" office:value="0">
            <text:p>0.000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23.802">
            <text:p>23.802</text:p>
          </table:table-cell>
          <table:table-cell office:value-type="float" office:value="23.796">
            <text:p>23.796</text:p>
          </table:table-cell>
          <table:table-cell office:value-type="float" office:value="0.485">
            <text:p>0.48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39117">
            <text:p>22.39117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40.04449">
            <text:p>40.04449</text:p>
          </table:table-cell>
          <table:table-cell office:value-type="float" office:value="1589.242">
            <text:p>1589.242</text:p>
          </table:table-cell>
          <table:table-cell office:value-type="string">
            <text:p>+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50.88096">
            <text:p>50.88096</text:p>
          </table:table-cell>
          <table:table-cell office:value-type="float" office:value="-0.001">
            <text:p>-0.001</text:p>
          </table:table-cell>
          <table:table-cell table:number-columns-repeated="98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4</text:p>
          </table:table-cell>
          <table:table-cell office:value-type="float" office:value="0">
            <text:p>0.000</text:p>
          </table:table-cell>
          <table:table-cell office:value-type="float" office:value="302">
            <text:p>302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23.531">
            <text:p>23.531</text:p>
          </table:table-cell>
          <table:table-cell office:value-type="float" office:value="23.528">
            <text:p>23.528</text:p>
          </table:table-cell>
          <table:table-cell office:value-type="float" office:value="0.384">
            <text:p>0.384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45491">
            <text:p>22.45491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98405">
            <text:p>39.98405</text:p>
          </table:table-cell>
          <table:table-cell office:value-type="float" office:value="1589.143">
            <text:p>1589.143</text:p>
          </table:table-cell>
          <table:table-cell office:value-type="string">
            <text:p>+</text:p>
          </table:table-cell>
          <table:table-cell office:value-type="float" office:value="302">
            <text:p>302</text:p>
          </table:table-cell>
          <table:table-cell office:value-type="float" office:value="55">
            <text:p>55</text:p>
          </table:table-cell>
          <table:table-cell office:value-type="float" office:value="19.88096">
            <text:p>19.88096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6</text:p>
          </table:table-cell>
          <table:table-cell office:value-type="float" office:value="0">
            <text:p>0.000</text:p>
          </table:table-cell>
          <table:table-cell office:value-type="float" office:value="321">
            <text:p>32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22.918">
            <text:p>22.918</text:p>
          </table:table-cell>
          <table:table-cell office:value-type="float" office:value="22.912">
            <text:p>22.912</text:p>
          </table:table-cell>
          <table:table-cell office:value-type="float" office:value="0.381">
            <text:p>0.38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62278">
            <text:p>22.62278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75295">
            <text:p>39.75295</text:p>
          </table:table-cell>
          <table:table-cell office:value-type="float" office:value="1589.137">
            <text:p>1589.137</text:p>
          </table:table-cell>
          <table:table-cell office:value-type="string">
            <text:p>+</text:p>
          </table:table-cell>
          <table:table-cell office:value-type="float" office:value="321">
            <text:p>321</text:p>
          </table:table-cell>
          <table:table-cell office:value-type="float" office:value="37">
            <text:p>37</text:p>
          </table:table-cell>
          <table:table-cell office:value-type="float" office:value="47.88096">
            <text:p>47.88096</text:p>
          </table:table-cell>
          <table:table-cell office:value-type="float" office:value="-0.003">
            <text:p>-0.003</text:p>
          </table:table-cell>
          <table:table-cell table:number-columns-repeated="98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7</text:p>
          </table:table-cell>
          <table:table-cell office:value-type="float" office:value="0">
            <text:p>0.000</text:p>
          </table:table-cell>
          <table:table-cell office:value-type="float" office:value="334">
            <text:p>33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2.628">
            <text:p>22.628</text:p>
          </table:table-cell>
          <table:table-cell office:value-type="float" office:value="22.622">
            <text:p>22.622</text:p>
          </table:table-cell>
          <table:table-cell office:value-type="float" office:value="0.482">
            <text:p>0.482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0295">
            <text:p>22.70295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56368">
            <text:p>39.56368</text:p>
          </table:table-cell>
          <table:table-cell office:value-type="float" office:value="1589.24">
            <text:p>1589.24</text:p>
          </table:table-cell>
          <table:table-cell office:value-type="string">
            <text:p>+</text:p>
          </table:table-cell>
          <table:table-cell office:value-type="float" office:value="334">
            <text:p>334</text:p>
          </table:table-cell>
          <table:table-cell office:value-type="float" office:value="36">
            <text:p>36</text:p>
          </table:table-cell>
          <table:table-cell office:value-type="float" office:value="47.88096">
            <text:p>47.88096</text:p>
          </table:table-cell>
          <table:table-cell office:value-type="float" office:value="-0.001">
            <text:p>-0.001</text:p>
          </table:table-cell>
          <table:table-cell table:number-columns-repeated="98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8</text:p>
          </table:table-cell>
          <table:table-cell office:value-type="float" office:value="0">
            <text:p>0.000</text:p>
          </table:table-cell>
          <table:table-cell office:value-type="float" office:value="340">
            <text:p>340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22.552">
            <text:p>22.552</text:p>
          </table:table-cell>
          <table:table-cell office:value-type="float" office:value="22.549">
            <text:p>22.549</text:p>
          </table:table-cell>
          <table:table-cell office:value-type="float" office:value="0.378">
            <text:p>0.378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3064">
            <text:p>22.73064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46839">
            <text:p>39.46839</text:p>
          </table:table-cell>
          <table:table-cell office:value-type="float" office:value="1589.136">
            <text:p>1589.136</text:p>
          </table:table-cell>
          <table:table-cell office:value-type="string">
            <text:p>+</text:p>
          </table:table-cell>
          <table:table-cell office:value-type="float" office:value="340">
            <text:p>340</text:p>
          </table:table-cell>
          <table:table-cell office:value-type="float" office:value="47">
            <text:p>47</text:p>
          </table:table-cell>
          <table:table-cell office:value-type="float" office:value="9.88096">
            <text:p>9.88096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9</text:p>
          </table:table-cell>
          <table:table-cell office:value-type="float" office:value="0">
            <text:p>0.000</text:p>
          </table:table-cell>
          <table:table-cell office:value-type="float" office:value="353">
            <text:p>353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2.513">
            <text:p>22.513</text:p>
          </table:table-cell>
          <table:table-cell office:value-type="float" office:value="22.506">
            <text:p>22.506</text:p>
          </table:table-cell>
          <table:table-cell office:value-type="float" office:value="0.494">
            <text:p>0.494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66">
            <text:p>22.766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25649">
            <text:p>39.25649</text:p>
          </table:table-cell>
          <table:table-cell office:value-type="float" office:value="1589.252">
            <text:p>1589.252</text:p>
          </table:table-cell>
          <table:table-cell office:value-type="string">
            <text:p>+</text:p>
          </table:table-cell>
          <table:table-cell office:value-type="float" office:value="353">
            <text:p>353</text:p>
          </table:table-cell>
          <table:table-cell office:value-type="float" office:value="59">
            <text:p>59</text:p>
          </table:table-cell>
          <table:table-cell office:value-type="float" office:value="39.88096">
            <text:p>39.88096</text:p>
          </table:table-cell>
          <table:table-cell office:value-type="float" office:value="-0.001">
            <text:p>-0.001</text:p>
          </table:table-cell>
          <table:table-cell table:number-columns-repeated="98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0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22.549">
            <text:p>22.549</text:p>
          </table:table-cell>
          <table:table-cell office:value-type="float" office:value="22.543">
            <text:p>22.543</text:p>
          </table:table-cell>
          <table:table-cell office:value-type="float" office:value="0.384">
            <text:p>0.384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7126">
            <text:p>22.77126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502">
            <text:p>39.15502</text:p>
          </table:table-cell>
          <table:table-cell office:value-type="float" office:value="1589.141">
            <text:p>1589.14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.88096">
            <text:p>49.88096</text:p>
          </table:table-cell>
          <table:table-cell office:value-type="float" office:value="-0.003">
            <text:p>-0.003</text:p>
          </table:table-cell>
          <table:table-cell table:number-columns-repeated="98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2.762">
            <text:p>22.762</text:p>
          </table:table-cell>
          <table:table-cell office:value-type="float" office:value="22.756">
            <text:p>22.756</text:p>
          </table:table-cell>
          <table:table-cell office:value-type="float" office:value="0.485">
            <text:p>0.48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5849">
            <text:p>22.7584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8.93987">
            <text:p>38.93987</text:p>
          </table:table-cell>
          <table:table-cell office:value-type="float" office:value="1589.244">
            <text:p>1589.244</text:p>
          </table:table-cell>
          <table:table-cell office:value-type="string">
            <text:p>+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9.88096">
            <text:p>49.88096</text:p>
          </table:table-cell>
          <table:table-cell office:value-type="float" office:value="-0.001">
            <text:p>-0.001</text:p>
          </table:table-cell>
          <table:table-cell table:number-columns-repeated="98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2</text:p>
          </table:table-cell>
          <table:table-cell office:value-type="float" office:value="0">
            <text:p>0.000</text:p>
          </table:table-cell>
          <table:table-cell table:number-columns-repeated="2"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22.906">
            <text:p>22.906</text:p>
          </table:table-cell>
          <table:table-cell office:value-type="float" office:value="22.903">
            <text:p>22.903</text:p>
          </table:table-cell>
          <table:table-cell office:value-type="float" office:value="0.384">
            <text:p>0.384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74098">
            <text:p>22.74098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8.84092">
            <text:p>38.84092</text:p>
          </table:table-cell>
          <table:table-cell office:value-type="float" office:value="1589.142">
            <text:p>1589.142</text:p>
          </table:table-cell>
          <table:table-cell office:value-type="string">
            <text:p>+</text:p>
          </table:table-cell>
          <table:table-cell table:number-columns-repeated="2" office:value-type="float" office:value="19">
            <text:p>19</text:p>
          </table:table-cell>
          <table:table-cell office:value-type="float" office:value="43.88096">
            <text:p>43.88096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M13</text:p>
          </table:table-cell>
          <table:table-cell office:value-type="float" office:value="0">
            <text:p>0.0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3.29">
            <text:p>23.290</text:p>
          </table:table-cell>
          <table:table-cell office:value-type="float" office:value="23.284">
            <text:p>23.284</text:p>
          </table:table-cell>
          <table:table-cell office:value-type="float" office:value="0.491">
            <text:p>0.49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67956">
            <text:p>22.67956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8.63992">
            <text:p>38.63992</text:p>
          </table:table-cell>
          <table:table-cell office:value-type="float" office:value="1589.247">
            <text:p>1589.247</text:p>
          </table:table-cell>
          <table:table-cell office:value-type="string">
            <text:p>+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2.88096">
            <text:p>12.88096</text:p>
          </table:table-cell>
          <table:table-cell office:value-type="float" office:value="-0.001">
            <text:p>-0.001</text:p>
          </table:table-cell>
          <table:table-cell table:number-columns-repeated="98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D1</text:p>
          </table:table-cell>
          <table:table-cell office:value-type="float" office:value="1.535">
            <text:p>1.535</text:p>
          </table:table-cell>
          <table:table-cell office:value-type="string">
            <text:p>CXF</text:p>
          </table:table-cell>
          <table:table-cell office:value-type="float" office:value="0.03">
            <text:p>0.030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string">
            <text:p>+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.624">
            <text:p>3.624</text:p>
          </table:table-cell>
          <table:table-cell office:value-type="float" office:value="3.587">
            <text:p>3.587</text:p>
          </table:table-cell>
          <table:table-cell office:value-type="float" office:value="0.518">
            <text:p>0.518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2.04039">
            <text:p>22.040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5799">
            <text:p>39.15799</text:p>
          </table:table-cell>
          <table:table-cell office:value-type="float" office:value="1587.222">
            <text:p>1587.222</text:p>
          </table:table-cell>
          <table:table-cell office:value-type="string">
            <text:p>+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4.88096">
            <text:p>4.8809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1.9256">
            <text:p>21.9256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39.13405">
            <text:p>39.13405</text:p>
          </table:table-cell>
          <table:table-cell office:value-type="float" office:value="1589.274">
            <text:p>1589.274</text:p>
          </table:table-cell>
          <table:table-cell office:value-type="string">
            <text:p>+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  <table:table-cell office:value-type="float" office:value="11.88096">
            <text:p>11.88096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R1</text:p>
          </table:table-cell>
          <table:table-cell office:value-type="float" office:value="1.324">
            <text:p>1.324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0.436">
            <text:p>60.436</text:p>
          </table:table-cell>
          <table:table-cell office:value-type="float" office:value="60.411">
            <text:p>60.411</text:p>
          </table:table-cell>
          <table:table-cell office:value-type="float" office:value="-1.722">
            <text:p>-1.722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67">
            <text:p>19.85167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22">
            <text:p>44.32322</text:p>
          </table:table-cell>
          <table:table-cell office:value-type="float" office:value="1394.663">
            <text:p>1394.663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B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60.439">
            <text:p>60.439</text:p>
          </table:table-cell>
          <table:table-cell office:value-type="float" office:value="60.411">
            <text:p>60.411</text:p>
          </table:table-cell>
          <table:table-cell office:value-type="float" office:value="-1.795">
            <text:p>-1.79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7">
            <text:p>19.8517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21">
            <text:p>44.32321</text:p>
          </table:table-cell>
          <table:table-cell office:value-type="float" office:value="1394.66">
            <text:p>1394.66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float" office:value="-0.001">
            <text:p>-0.001</text:p>
          </table:table-cell>
          <table:table-cell table:number-columns-repeated="98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2</text:p>
          </table:table-cell>
          <table:table-cell office:value-type="float" office:value="0">
            <text:p>0.00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69.226">
            <text:p>69.226</text:p>
          </table:table-cell>
          <table:table-cell office:value-type="float" office:value="69.223">
            <text:p>69.223</text:p>
          </table:table-cell>
          <table:table-cell office:value-type="float" office:value="0.192">
            <text:p>0.192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75502">
            <text:p>17.7550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9151">
            <text:p>42.59151</text:p>
          </table:table-cell>
          <table:table-cell office:value-type="float" office:value="1396.645">
            <text:p>1396.645</text:p>
          </table:table-cell>
          <table:table-cell office:value-type="string">
            <text:p>+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9.57715">
            <text:p>9.57715</text:p>
          </table:table-cell>
          <table:table-cell office:value-type="float" office:value="-0.003">
            <text:p>-0.003</text:p>
          </table:table-cell>
          <table:table-cell table:number-columns-repeated="98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3</text:p>
          </table:table-cell>
          <table:table-cell office:value-type="float" office:value="-0.181">
            <text:p>-0.181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9.699">
            <text:p>69.699</text:p>
          </table:table-cell>
          <table:table-cell office:value-type="float" office:value="69.586">
            <text:p>69.586</text:p>
          </table:table-cell>
          <table:table-cell office:value-type="float" office:value="3.968">
            <text:p>3.968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75514">
            <text:p>17.75514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7634">
            <text:p>42.57634</text:p>
          </table:table-cell>
          <table:table-cell office:value-type="float" office:value="1400.426">
            <text:p>1400.426</text:p>
          </table:table-cell>
          <table:table-cell office:value-type="string">
            <text:p>+</text:p>
          </table:table-cell>
          <table:table-cell office:value-type="float" office:value="98">
            <text:p>98</text:p>
          </table:table-cell>
          <table:table-cell office:value-type="float" office:value="43">
            <text:p>43</text:p>
          </table:table-cell>
          <table:table-cell office:value-type="float" office:value="14.57715">
            <text:p>14.57715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1</text:p>
          </table:table-cell>
          <table:table-cell office:value-type="float" office:value="0">
            <text:p>0.00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8.425">
            <text:p>68.425</text:p>
          </table:table-cell>
          <table:table-cell office:value-type="float" office:value="68.293">
            <text:p>68.293</text:p>
          </table:table-cell>
          <table:table-cell office:value-type="float" office:value="4.157">
            <text:p>4.157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90038">
            <text:p>17.90038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60771">
            <text:p>42.60771</text:p>
          </table:table-cell>
          <table:table-cell office:value-type="float" office:value="1400.613">
            <text:p>1400.613</text:p>
          </table:table-cell>
          <table:table-cell office:value-type="string">
            <text:p>+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57.57715">
            <text:p>57.57715</text:p>
          </table:table-cell>
          <table:table-cell office:value-type="float" office:value="-0.005">
            <text:p>-0.005</text:p>
          </table:table-cell>
          <table:table-cell table:number-columns-repeated="98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0</text:p>
          </table:table-cell>
          <table:table-cell office:value-type="float" office:value="-0.181">
            <text:p>-0.181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67.928">
            <text:p>67.928</text:p>
          </table:table-cell>
          <table:table-cell office:value-type="float" office:value="0.012">
            <text:p>0.012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7.89651">
            <text:p>17.89651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62365">
            <text:p>42.62365</text:p>
          </table:table-cell>
          <table:table-cell office:value-type="float" office:value="1396.465">
            <text:p>1396.465</text:p>
          </table:table-cell>
          <table:table-cell office:value-type="string">
            <text:p>+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41.57715">
            <text:p>41.57715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5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70.637">
            <text:p>70.637</text:p>
          </table:table-cell>
          <table:table-cell office:value-type="float" office:value="70.519">
            <text:p>70.519</text:p>
          </table:table-cell>
          <table:table-cell office:value-type="float" office:value="4.157">
            <text:p>4.157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13848">
            <text:p>18.13848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0457">
            <text:p>42.50457</text:p>
          </table:table-cell>
          <table:table-cell office:value-type="float" office:value="1400.612">
            <text:p>1400.612</text:p>
          </table:table-cell>
          <table:table-cell office:value-type="string">
            <text:p>+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53.57715">
            <text:p>53.57715</text:p>
          </table:table-cell>
          <table:table-cell office:value-type="float" office:value="0.004">
            <text:p>0.004</text:p>
          </table:table-cell>
          <table:table-cell table:number-columns-repeated="98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4</text:p>
          </table:table-cell>
          <table:table-cell office:value-type="float" office:value="-0.181">
            <text:p>-0.181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70.147">
            <text:p>70.147</text:p>
          </table:table-cell>
          <table:table-cell office:value-type="float" office:value="0.012">
            <text:p>0.012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14201">
            <text:p>18.14201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2">
            <text:p>42.52</text:p>
          </table:table-cell>
          <table:table-cell office:value-type="float" office:value="1396.465">
            <text:p>1396.465</text:p>
          </table:table-cell>
          <table:table-cell office:value-type="string">
            <text:p>+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13.57715">
            <text:p>13.57715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4</text:p>
          </table:table-cell>
          <table:table-cell office:value-type="float" office:value="0.178">
            <text:p>0.178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70.195">
            <text:p>70.195</text:p>
          </table:table-cell>
          <table:table-cell office:value-type="float" office:value="70.192">
            <text:p>70.192</text:p>
          </table:table-cell>
          <table:table-cell office:value-type="float" office:value="0.375">
            <text:p>0.37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14196">
            <text:p>18.14196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1801">
            <text:p>42.51801</text:p>
          </table:table-cell>
          <table:table-cell office:value-type="float" office:value="1396.828">
            <text:p>1396.828</text:p>
          </table:table-cell>
          <table:table-cell office:value-type="string">
            <text:p>+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20.57715">
            <text:p>20.57715</text:p>
          </table:table-cell>
          <table:table-cell office:value-type="float" office:value="-0.002">
            <text:p>-0.002</text:p>
          </table:table-cell>
          <table:table-cell table:number-columns-repeated="98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R1</text:p>
          </table:table-cell>
          <table:table-cell office:value-type="float" office:value="1.392">
            <text:p>1.392</text:p>
          </table:table-cell>
          <table:table-cell office:value-type="string">
            <text:p>M5</text:p>
          </table:table-cell>
          <table:table-cell office:value-type="float" office:value="0">
            <text:p>0.00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70.64">
            <text:p>70.640</text:p>
          </table:table-cell>
          <table:table-cell office:value-type="float" office:value="70.519">
            <text:p>70.519</text:p>
          </table:table-cell>
          <table:table-cell office:value-type="float" office:value="4.157">
            <text:p>4.157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2">
            <text:p>18.097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7">
            <text:p>45.4417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.57715">
            <text:p>9.577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13839">
            <text:p>18.1383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0445">
            <text:p>42.50445</text:p>
          </table:table-cell>
          <table:table-cell office:value-type="float" office:value="1400.613">
            <text:p>1400.613</text:p>
          </table:table-cell>
          <table:table-cell office:value-type="string">
            <text:p>+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1.57715">
            <text:p>1.57715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LR2</text:p>
          </table:table-cell>
          <table:table-cell office:value-type="float" office:value="0">
            <text:p>0.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59.171">
            <text:p>59.171</text:p>
          </table:table-cell>
          <table:table-cell office:value-type="float" office:value="59.159">
            <text:p>59.159</text:p>
          </table:table-cell>
          <table:table-cell office:value-type="float" office:value="-0.969">
            <text:p>-0.969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2743">
            <text:p>28.32743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4.24496">
            <text:p>14.24496</text:p>
          </table:table-cell>
          <table:table-cell office:value-type="float" office:value="1537.848">
            <text:p>1537.848</text:p>
          </table:table-cell>
          <table:table-cell office:value-type="string">
            <text:p>+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9.27445">
            <text:p>9.2744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.11866">
            <text:p>30.11866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5.12634">
            <text:p>15.12634</text:p>
          </table:table-cell>
          <table:table-cell office:value-type="float" office:value="1538.351">
            <text:p>1538.351</text:p>
          </table:table-cell>
          <table:table-cell office:value-type="string">
            <text:p>+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9.27445">
            <text:p>9.27445</text:p>
          </table:table-cell>
          <table:table-cell office:value-type="float" office:value="-0.004">
            <text:p>-0.004</text:p>
          </table:table-cell>
          <table:table-cell table:number-columns-repeated="98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9</text:p>
          </table:table-cell>
          <table:table-cell office:value-type="float" office:value="0">
            <text:p>0.000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69.696">
            <text:p>69.696</text:p>
          </table:table-cell>
          <table:table-cell office:value-type="float" office:value="69.068">
            <text:p>69.068</text:p>
          </table:table-cell>
          <table:table-cell office:value-type="float" office:value="9.321">
            <text:p>9.32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2743">
            <text:p>28.32743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4.24496">
            <text:p>14.24496</text:p>
          </table:table-cell>
          <table:table-cell office:value-type="float" office:value="1537.848">
            <text:p>1537.848</text:p>
          </table:table-cell>
          <table:table-cell office:value-type="string">
            <text:p>+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9.27445">
            <text:p>9.2744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2452">
            <text:p>28.2452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12113">
            <text:p>17.12113</text:p>
          </table:table-cell>
          <table:table-cell office:value-type="float" office:value="1548.64">
            <text:p>1548.64</text:p>
          </table:table-cell>
          <table:table-cell office:value-type="string">
            <text:p>+</text:p>
          </table:table-cell>
          <table:table-cell office:value-type="float" office:value="627">
            <text:p>627</text:p>
          </table:table-cell>
          <table:table-cell office:value-type="float" office:value="53">
            <text:p>53</text:p>
          </table:table-cell>
          <table:table-cell office:value-type="float" office:value="45.27445">
            <text:p>45.27445</text:p>
          </table:table-cell>
          <table:table-cell office:value-type="float" office:value="-0.002">
            <text:p>-0.002</text:p>
          </table:table-cell>
          <table:table-cell table:number-columns-repeated="98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8</text:p>
          </table:table-cell>
          <table:table-cell office:value-type="float" office:value="0.181">
            <text:p>0.181</text:p>
          </table:table-cell>
          <table:table-cell office:value-type="float" office:value="288">
            <text:p>288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68.946">
            <text:p>68.946</text:p>
          </table:table-cell>
          <table:table-cell office:value-type="float" office:value="68.723">
            <text:p>68.723</text:p>
          </table:table-cell>
          <table:table-cell office:value-type="float" office:value="5.544">
            <text:p>5.544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2743">
            <text:p>28.32743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4.24496">
            <text:p>14.24496</text:p>
          </table:table-cell>
          <table:table-cell office:value-type="float" office:value="1537.848">
            <text:p>1537.848</text:p>
          </table:table-cell>
          <table:table-cell office:value-type="string">
            <text:p>+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9.27445">
            <text:p>9.2744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24347">
            <text:p>28.24347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10658">
            <text:p>17.10658</text:p>
          </table:table-cell>
          <table:table-cell office:value-type="float" office:value="1544.863">
            <text:p>1544.863</text:p>
          </table:table-cell>
          <table:table-cell office:value-type="string">
            <text:p>+</text:p>
          </table:table-cell>
          <table:table-cell office:value-type="float" office:value="627">
            <text:p>627</text:p>
          </table:table-cell>
          <table:table-cell office:value-type="float" office:value="50">
            <text:p>50</text:p>
          </table:table-cell>
          <table:table-cell office:value-type="float" office:value="26.27445">
            <text:p>26.27445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0</text:p>
          </table:table-cell>
          <table:table-cell office:value-type="float" office:value="0.181">
            <text:p>0.181</text:p>
          </table:table-cell>
          <table:table-cell office:value-type="float" office:value="292">
            <text:p>29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67.66">
            <text:p>67.660</text:p>
          </table:table-cell>
          <table:table-cell office:value-type="float" office:value="67.434">
            <text:p>67.434</text:p>
          </table:table-cell>
          <table:table-cell office:value-type="float" office:value="5.541">
            <text:p>5.54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2743">
            <text:p>28.32743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4.24496">
            <text:p>14.24496</text:p>
          </table:table-cell>
          <table:table-cell office:value-type="float" office:value="1537.848">
            <text:p>1537.848</text:p>
          </table:table-cell>
          <table:table-cell office:value-type="string">
            <text:p>+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9.27445">
            <text:p>9.2744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8053">
            <text:p>28.38053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05402">
            <text:p>17.05402</text:p>
          </table:table-cell>
          <table:table-cell office:value-type="float" office:value="1544.86">
            <text:p>1544.86</text:p>
          </table:table-cell>
          <table:table-cell office:value-type="string">
            <text:p>+</text:p>
          </table:table-cell>
          <table:table-cell office:value-type="float" office:value="631">
            <text:p>631</text:p>
          </table:table-cell>
          <table:table-cell office:value-type="float" office:value="23">
            <text:p>23</text:p>
          </table:table-cell>
          <table:table-cell office:value-type="float" office:value="32.27445">
            <text:p>32.27445</text:p>
          </table:table-cell>
          <table:table-cell office:value-type="float" office:value="0.002">
            <text:p>0.002</text:p>
          </table:table-cell>
          <table:table-cell table:number-columns-repeated="98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1</text:p>
          </table:table-cell>
          <table:table-cell office:value-type="float" office:value="0.181">
            <text:p>0.181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68.379">
            <text:p>68.379</text:p>
          </table:table-cell>
          <table:table-cell office:value-type="float" office:value="67.714">
            <text:p>67.714</text:p>
          </table:table-cell>
          <table:table-cell office:value-type="float" office:value="9.491">
            <text:p>9.49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2743">
            <text:p>28.32743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4.24496">
            <text:p>14.24496</text:p>
          </table:table-cell>
          <table:table-cell office:value-type="float" office:value="1537.848">
            <text:p>1537.848</text:p>
          </table:table-cell>
          <table:table-cell office:value-type="string">
            <text:p>+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9.27445">
            <text:p>9.2744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8522">
            <text:p>28.38522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06574">
            <text:p>17.06574</text:p>
          </table:table-cell>
          <table:table-cell office:value-type="float" office:value="1548.81">
            <text:p>1548.81</text:p>
          </table:table-cell>
          <table:table-cell office:value-type="string">
            <text:p>+</text:p>
          </table:table-cell>
          <table:table-cell office:value-type="float" office:value="631">
            <text:p>631</text:p>
          </table:table-cell>
          <table:table-cell office:value-type="float" office:value="30">
            <text:p>30</text:p>
          </table:table-cell>
          <table:table-cell office:value-type="float" office:value="32.27445">
            <text:p>32.27445</text:p>
          </table:table-cell>
          <table:table-cell office:value-type="float" office:value="-0.003">
            <text:p>-0.003</text:p>
          </table:table-cell>
          <table:table-cell table:number-columns-repeated="98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11</text:p>
          </table:table-cell>
          <table:table-cell office:value-type="float" office:value="-0.181">
            <text:p>-0.181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68.345">
            <text:p>68.345</text:p>
          </table:table-cell>
          <table:table-cell office:value-type="float" office:value="67.733">
            <text:p>67.733</text:p>
          </table:table-cell>
          <table:table-cell office:value-type="float" office:value="9.126">
            <text:p>9.126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2743">
            <text:p>28.32743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4.24496">
            <text:p>14.24496</text:p>
          </table:table-cell>
          <table:table-cell office:value-type="float" office:value="1537.848">
            <text:p>1537.848</text:p>
          </table:table-cell>
          <table:table-cell office:value-type="string">
            <text:p>+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9.27445">
            <text:p>9.2744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8524">
            <text:p>28.38524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06643">
            <text:p>17.06643</text:p>
          </table:table-cell>
          <table:table-cell office:value-type="float" office:value="1548.444">
            <text:p>1548.444</text:p>
          </table:table-cell>
          <table:table-cell office:value-type="string">
            <text:p>+</text:p>
          </table:table-cell>
          <table:table-cell office:value-type="float" office:value="631">
            <text:p>631</text:p>
          </table:table-cell>
          <table:table-cell office:value-type="float" office:value="30">
            <text:p>30</text:p>
          </table:table-cell>
          <table:table-cell office:value-type="float" office:value="32.27445">
            <text:p>32.27445</text:p>
          </table:table-cell>
          <table:table-cell office:value-type="float" office:value="-0.001">
            <text:p>-0.001</text:p>
          </table:table-cell>
          <table:table-cell table:number-columns-repeated="98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7</text:p>
          </table:table-cell>
          <table:table-cell office:value-type="float" office:value="0">
            <text:p>0.000</text:p>
          </table:table-cell>
          <table:table-cell office:value-type="float" office:value="298">
            <text:p>298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70.564">
            <text:p>70.564</text:p>
          </table:table-cell>
          <table:table-cell office:value-type="float" office:value="69.949">
            <text:p>69.949</text:p>
          </table:table-cell>
          <table:table-cell office:value-type="float" office:value="9.309">
            <text:p>9.309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2743">
            <text:p>28.32743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4.24496">
            <text:p>14.24496</text:p>
          </table:table-cell>
          <table:table-cell office:value-type="float" office:value="1537.848">
            <text:p>1537.848</text:p>
          </table:table-cell>
          <table:table-cell office:value-type="string">
            <text:p>+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9.27445">
            <text:p>9.2744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63132">
            <text:p>28.63132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13337">
            <text:p>17.13337</text:p>
          </table:table-cell>
          <table:table-cell office:value-type="float" office:value="1548.629">
            <text:p>1548.629</text:p>
          </table:table-cell>
          <table:table-cell office:value-type="string">
            <text:p>+</text:p>
          </table:table-cell>
          <table:table-cell office:value-type="float" office:value="637">
            <text:p>637</text:p>
          </table:table-cell>
          <table:table-cell office:value-type="float" office:value="42">
            <text:p>42</text:p>
          </table:table-cell>
          <table:table-cell office:value-type="float" office:value="7.27445">
            <text:p>7.27445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LR1</text:p>
          </table:table-cell>
          <table:table-cell office:value-type="float" office:value="1.47">
            <text:p>1.470</text:p>
          </table:table-cell>
          <table:table-cell office:value-type="string">
            <text:p>M6</text:p>
          </table:table-cell>
          <table:table-cell office:value-type="float" office:value="0.181">
            <text:p>0.181</text:p>
          </table:table-cell>
          <table:table-cell office:value-type="float" office:value="298">
            <text:p>29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69.842">
            <text:p>69.842</text:p>
          </table:table-cell>
          <table:table-cell office:value-type="float" office:value="69.537">
            <text:p>69.537</text:p>
          </table:table-cell>
          <table:table-cell office:value-type="float" office:value="5.544">
            <text:p>5.544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32743">
            <text:p>28.32743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4.24496">
            <text:p>14.24496</text:p>
          </table:table-cell>
          <table:table-cell office:value-type="float" office:value="1537.848">
            <text:p>1537.848</text:p>
          </table:table-cell>
          <table:table-cell office:value-type="string">
            <text:p>+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9.27445">
            <text:p>9.2744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8.63349">
            <text:p>28.63349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7.11929">
            <text:p>17.11929</text:p>
          </table:table-cell>
          <table:table-cell office:value-type="float" office:value="1544.862">
            <text:p>1544.862</text:p>
          </table:table-cell>
          <table:table-cell office:value-type="string">
            <text:p>+</text:p>
          </table:table-cell>
          <table:table-cell office:value-type="float" office:value="637">
            <text:p>637</text:p>
          </table:table-cell>
          <table:table-cell office:value-type="float" office:value="47">
            <text:p>47</text:p>
          </table:table-cell>
          <table:table-cell office:value-type="float" office:value="37.27445">
            <text:p>37.27445</text:p>
          </table:table-cell>
          <table:table-cell office:value-type="float" office:value="-0.084">
            <text:p>-0.084</text:p>
          </table:table-cell>
          <table:table-cell table:number-columns-repeated="98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1</text:p>
          </table:table-cell>
          <table:table-cell office:value-type="float" office:value="0">
            <text:p>0.00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68.415">
            <text:p>68.415</text:p>
          </table:table-cell>
          <table:table-cell office:value-type="float" office:value="68.266">
            <text:p>68.266</text:p>
          </table:table-cell>
          <table:table-cell office:value-type="float" office:value="0">
            <text:p>0.000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2167">
            <text:p>18.2167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40682">
            <text:p>42.40682</text:p>
          </table:table-cell>
          <table:table-cell office:value-type="float" office:value="1400.609">
            <text:p>1400.609</text:p>
          </table:table-cell>
          <table:table-cell office:value-type="string">
            <text:p>+</text:p>
          </table:table-cell>
          <table:table-cell office:value-type="float" office:value="497">
            <text:p>497</text:p>
          </table:table-cell>
          <table:table-cell office:value-type="float" office:value="38">
            <text:p>38</text:p>
          </table:table-cell>
          <table:table-cell office:value-type="float" office:value="9.26751">
            <text:p>9.26751</text:p>
          </table:table-cell>
          <table:table-cell office:value-type="float" office:value="0.003">
            <text:p>0.003</text:p>
          </table:table-cell>
          <table:table-cell table:number-columns-repeated="98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0.181">
            <text:p>0.181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67.967">
            <text:p>67.967</text:p>
          </table:table-cell>
          <table:table-cell office:value-type="float" office:value="67.961">
            <text:p>67.961</text:p>
          </table:table-cell>
          <table:table-cell office:value-type="float" office:value="0.777">
            <text:p>0.777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22654">
            <text:p>18.22654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41152">
            <text:p>42.41152</text:p>
          </table:table-cell>
          <table:table-cell office:value-type="float" office:value="1396.826">
            <text:p>1396.826</text:p>
          </table:table-cell>
          <table:table-cell office:value-type="string">
            <text:p>+</text:p>
          </table:table-cell>
          <table:table-cell office:value-type="float" office:value="497">
            <text:p>497</text:p>
          </table:table-cell>
          <table:table-cell office:value-type="float" office:value="32">
            <text:p>32</text:p>
          </table:table-cell>
          <table:table-cell office:value-type="float" office:value="1.26751">
            <text:p>1.26751</text:p>
          </table:table-cell>
          <table:table-cell office:value-type="float" office:value="-0.002">
            <text:p>-0.002</text:p>
          </table:table-cell>
          <table:table-cell table:number-columns-repeated="98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10</text:p>
          </table:table-cell>
          <table:table-cell office:value-type="float" office:value="-0.181">
            <text:p>-0.181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 office:value-type="float" office:value="67.903">
            <text:p>67.903</text:p>
          </table:table-cell>
          <table:table-cell office:value-type="float" office:value="0.415">
            <text:p>0.415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22848">
            <text:p>18.22848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41256">
            <text:p>42.41256</text:p>
          </table:table-cell>
          <table:table-cell office:value-type="float" office:value="1396.464">
            <text:p>1396.464</text:p>
          </table:table-cell>
          <table:table-cell office:value-type="string">
            <text:p>+</text:p>
          </table:table-cell>
          <table:table-cell office:value-type="float" office:value="497">
            <text:p>497</text:p>
          </table:table-cell>
          <table:table-cell office:value-type="float" office:value="30">
            <text:p>30</text:p>
          </table:table-cell>
          <table:table-cell office:value-type="float" office:value="54.26751">
            <text:p>54.26751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9</text:p>
          </table:table-cell>
          <table:table-cell office:value-type="float" office:value="-0.181">
            <text:p>-0.181</text:p>
          </table:table-cell>
          <table:table-cell office:value-type="float" office:value="287">
            <text:p>28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69.699">
            <text:p>69.699</text:p>
          </table:table-cell>
          <table:table-cell office:value-type="float" office:value="69.561">
            <text:p>69.561</text:p>
          </table:table-cell>
          <table:table-cell office:value-type="float" office:value="4.38">
            <text:p>4.380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28412">
            <text:p>18.28412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24005">
            <text:p>42.24005</text:p>
          </table:table-cell>
          <table:table-cell office:value-type="float" office:value="1400.43">
            <text:p>1400.43</text:p>
          </table:table-cell>
          <table:table-cell office:value-type="string">
            <text:p>+</text:p>
          </table:table-cell>
          <table:table-cell office:value-type="float" office:value="494">
            <text:p>494</text:p>
          </table:table-cell>
          <table:table-cell office:value-type="float" office:value="2">
            <text:p>2</text:p>
          </table:table-cell>
          <table:table-cell office:value-type="float" office:value="34.26751">
            <text:p>34.26751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9</text:p>
          </table:table-cell>
          <table:table-cell office:value-type="float" office:value="0.181">
            <text:p>0.181</text:p>
          </table:table-cell>
          <table:table-cell office:value-type="float" office:value="287">
            <text:p>28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69.708">
            <text:p>69.708</text:p>
          </table:table-cell>
          <table:table-cell office:value-type="float" office:value="69.546">
            <text:p>69.546</text:p>
          </table:table-cell>
          <table:table-cell office:value-type="float" office:value="4.749">
            <text:p>4.749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28446">
            <text:p>18.28446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2405">
            <text:p>42.2405</text:p>
          </table:table-cell>
          <table:table-cell office:value-type="float" office:value="1400.798">
            <text:p>1400.798</text:p>
          </table:table-cell>
          <table:table-cell office:value-type="string">
            <text:p>+</text:p>
          </table:table-cell>
          <table:table-cell office:value-type="float" office:value="494">
            <text:p>494</text:p>
          </table:table-cell>
          <table:table-cell office:value-type="float" office:value="2">
            <text:p>2</text:p>
          </table:table-cell>
          <table:table-cell office:value-type="float" office:value="34.26751">
            <text:p>34.2675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6</text:p>
          </table:table-cell>
          <table:table-cell office:value-type="float" office:value="-0.181">
            <text:p>-0.181</text:p>
          </table:table-cell>
          <table:table-cell office:value-type="float" office:value="297">
            <text:p>297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70.138">
            <text:p>70.138</text:p>
          </table:table-cell>
          <table:table-cell office:value-type="float" office:value="0.408">
            <text:p>0.408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1515">
            <text:p>18.01515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60072">
            <text:p>42.60072</text:p>
          </table:table-cell>
          <table:table-cell office:value-type="float" office:value="1396.456">
            <text:p>1396.456</text:p>
          </table:table-cell>
          <table:table-cell office:value-type="string">
            <text:p>+</text:p>
          </table:table-cell>
          <table:table-cell office:value-type="float" office:value="503">
            <text:p>503</text:p>
          </table:table-cell>
          <table:table-cell office:value-type="float" office:value="52">
            <text:p>52</text:p>
          </table:table-cell>
          <table:table-cell office:value-type="float" office:value="47.26751">
            <text:p>47.26751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6</text:p>
          </table:table-cell>
          <table:table-cell office:value-type="float" office:value="0.181">
            <text:p>0.181</text:p>
          </table:table-cell>
          <table:table-cell office:value-type="float" office:value="297">
            <text:p>297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2" office:value-type="float" office:value="70.192">
            <text:p>70.192</text:p>
          </table:table-cell>
          <table:table-cell office:value-type="float" office:value="0.777">
            <text:p>0.777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138">
            <text:p>18.0138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9945">
            <text:p>42.59945</text:p>
          </table:table-cell>
          <table:table-cell office:value-type="float" office:value="1396.826">
            <text:p>1396.826</text:p>
          </table:table-cell>
          <table:table-cell office:value-type="string">
            <text:p>+</text:p>
          </table:table-cell>
          <table:table-cell office:value-type="float" office:value="503">
            <text:p>503</text:p>
          </table:table-cell>
          <table:table-cell office:value-type="float" office:value="52">
            <text:p>52</text:p>
          </table:table-cell>
          <table:table-cell office:value-type="float" office:value="47.26751">
            <text:p>47.26751</text:p>
          </table:table-cell>
          <table:table-cell office:value-type="float" office:value="0.004">
            <text:p>0.004</text:p>
          </table:table-cell>
          <table:table-cell table:number-columns-repeated="98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7</text:p>
          </table:table-cell>
          <table:table-cell office:value-type="float" office:value="-0.181">
            <text:p>-0.181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70.653">
            <text:p>70.653</text:p>
          </table:table-cell>
          <table:table-cell office:value-type="float" office:value="70.519">
            <text:p>70.519</text:p>
          </table:table-cell>
          <table:table-cell office:value-type="float" office:value="4.371">
            <text:p>4.37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0676">
            <text:p>18.00676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8859">
            <text:p>42.58859</text:p>
          </table:table-cell>
          <table:table-cell office:value-type="float" office:value="1400.418">
            <text:p>1400.418</text:p>
          </table:table-cell>
          <table:table-cell office:value-type="string">
            <text:p>+</text:p>
          </table:table-cell>
          <table:table-cell office:value-type="float" office:value="503">
            <text:p>503</text:p>
          </table:table-cell>
          <table:table-cell office:value-type="float" office:value="48">
            <text:p>48</text:p>
          </table:table-cell>
          <table:table-cell office:value-type="float" office:value="45.26751">
            <text:p>45.26751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M7</text:p>
          </table:table-cell>
          <table:table-cell office:value-type="float" office:value="0.181">
            <text:p>0.181</text:p>
          </table:table-cell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70.662">
            <text:p>70.662</text:p>
          </table:table-cell>
          <table:table-cell office:value-type="float" office:value="70.503">
            <text:p>70.503</text:p>
          </table:table-cell>
          <table:table-cell office:value-type="float" office:value="4.74">
            <text:p>4.740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0715">
            <text:p>18.00715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2.58895">
            <text:p>42.58895</text:p>
          </table:table-cell>
          <table:table-cell office:value-type="float" office:value="1400.789">
            <text:p>1400.789</text:p>
          </table:table-cell>
          <table:table-cell office:value-type="string">
            <text:p>+</text:p>
          </table:table-cell>
          <table:table-cell office:value-type="float" office:value="503">
            <text:p>503</text:p>
          </table:table-cell>
          <table:table-cell office:value-type="float" office:value="48">
            <text:p>48</text:p>
          </table:table-cell>
          <table:table-cell office:value-type="float" office:value="45.26751">
            <text:p>45.26751</text:p>
          </table:table-cell>
          <table:table-cell office:value-type="float" office:value="0.001">
            <text:p>0.001</text:p>
          </table:table-cell>
          <table:table-cell table:number-columns-repeated="98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BR2</text:p>
          </table:table-cell>
          <table:table-cell office:value-type="float" office:value="1.39">
            <text:p>1.390</text:p>
          </table:table-cell>
          <table:table-cell office:value-type="string">
            <text:p>BR1</text:p>
          </table:table-cell>
          <table:table-cell office:value-type="float" office:value="0">
            <text:p>0.00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60.424">
            <text:p>60.424</text:p>
          </table:table-cell>
          <table:table-cell office:value-type="float" office:value="60.414">
            <text:p>60.414</text:p>
          </table:table-cell>
          <table:table-cell office:value-type="float" office:value="-0.988">
            <text:p>-0.988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9.8519">
            <text:p>19.8519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4.32308">
            <text:p>44.32308</text:p>
          </table:table-cell>
          <table:table-cell office:value-type="float" office:value="1394.658">
            <text:p>1394.658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.0973">
            <text:p>18.0973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45.44164">
            <text:p>45.44164</text:p>
          </table:table-cell>
          <table:table-cell office:value-type="float" office:value="1395.061">
            <text:p>1395.061</text:p>
          </table:table-cell>
          <table:table-cell office:value-type="string">
            <text:p>+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0.26751">
            <text:p>10.26751</text:p>
          </table:table-cell>
          <table:table-cell office:value-type="float" office:value="-0.001">
            <text:p>-0.001</text:p>
          </table:table-cell>
          <table:table-cell table:number-columns-repeated="98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LF1</text:p>
          </table:table-cell>
          <table:table-cell office:value-type="float" office:value="1.481">
            <text:p>1.481</text:p>
          </table:table-cell>
          <table:table-cell office:value-type="string">
            <text:p>CLF2</text:p>
          </table:table-cell>
          <table:table-cell office:value-type="float" office:value="0.28">
            <text:p>0.2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80.432">
            <text:p>180.432</text:p>
          </table:table-cell>
          <table:table-cell office:value-type="float" office:value="180.426">
            <text:p>180.426</text:p>
          </table:table-cell>
          <table:table-cell office:value-type="float" office:value="-1.253">
            <text:p>-1.253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8.4475">
            <text:p>48.4475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office:value-type="float" office:value="31.8198">
            <text:p>31.8198</text:p>
          </table:table-cell>
          <table:table-cell office:value-type="float" office:value="1370.042">
            <text:p>1370.042</text:p>
          </table:table-cell>
          <table:table-cell office:value-type="string">
            <text:p>+</text:p>
          </table:table-cell>
          <table:table-cell office:value-type="float" office:value="176">
            <text:p>176</text:p>
          </table:table-cell>
          <table:table-cell office:value-type="float" office:value="49">
            <text:p>49</text:p>
          </table:table-cell>
          <table:table-cell office:value-type="float" office:value="9.28618">
            <text:p>9.28618</text:p>
          </table:table-cell>
          <table:table-cell office:value-type="string">
            <text:p>+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2.60716">
            <text:p>42.60716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office:value-type="float" office:value="31.40215">
            <text:p>31.40215</text:p>
          </table:table-cell>
          <table:table-cell office:value-type="float" office:value="1370.271">
            <text:p>1370.271</text:p>
          </table:table-cell>
          <table:table-cell office:value-type="string">
            <text:p>+</text:p>
          </table:table-cell>
          <table:table-cell office:value-type="float" office:value="176">
            <text:p>176</text:p>
          </table:table-cell>
          <table:table-cell office:value-type="float" office:value="49">
            <text:p>49</text:p>
          </table:table-cell>
          <table:table-cell office:value-type="float" office:value="9.28618">
            <text:p>9.28618</text:p>
          </table:table-cell>
          <table:table-cell office:value-type="float" office:value="-0.002">
            <text:p>-0.002</text:p>
          </table:table-cell>
          <table:table-cell table:number-columns-repeated="98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4/03/2011</text:date>, <text:time>21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3T21:24:50</dc:date>
    <dc:creator>Stan Thomas</dc:creator>
    <meta:generator>OpenOffice.org/3.2$Unix OpenOffice.org_project/320m19$Build-9505</meta:generator>
    <meta:editing-duration>PT00H14M14S</meta:editing-duration>
    <meta:editing-cycles>1</meta:editing-cycles>
    <meta:document-statistic meta:table-count="1" meta:cell-count="2286" meta:object-count="0"/>
  </office:meta>
</office:document-meta>
</file>